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/>
        <style:text-properties style:font-name="Wingdings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">
        <style:list-level-properties/>
        <style:text-properties style:font-name="Wingdings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">
        <style:list-level-properties/>
        <style:text-properties style:font-name="Wingdings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" style:parent-style-name="Textbody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style:font-name="Times New Roman" fo:font-size="14pt" style:font-size-asian="14pt" style:font-size-complex="14pt"/>
    </style:style>
    <style:style style:name="T10" style:parent-style-name="DefaultParagraphFont" style:family="text">
      <style:text-properties style:font-name="Times New Roman" fo:font-size="14pt" style:font-size-asian="14pt" style:font-size-complex="14pt"/>
    </style:style>
    <style:style style:name="P11" style:parent-style-name="Textbody" style:family="paragraph">
      <style:text-properties style:font-name="Times New Roman" fo:font-size="14pt" style:font-size-asian="14pt" style:font-size-complex="14pt"/>
    </style:style>
    <style:style style:name="P12" style:parent-style-name="Textbody" style:family="paragraph"/>
    <style:style style:name="T1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" style:parent-style-name="Textbody" style:family="paragraph">
      <style:text-properties style:font-name="Times New Roman" fo:font-size="14pt" style:font-size-asian="14pt" style:font-size-complex="14pt"/>
    </style:style>
    <style:style style:name="P16" style:parent-style-name="Textbody" style:family="paragraph">
      <style:text-properties style:font-name="Times New Roman" fo:font-size="14pt" style:font-size-asian="14pt" style:font-size-complex="14pt"/>
    </style:style>
    <style:style style:name="T17" style:parent-style-name="DefaultParagraphFont" style:family="text">
      <style:text-properties style:font-name="Times New Roman" fo:font-size="14pt" style:font-size-asian="14pt" style:font-size-complex="14pt"/>
    </style:style>
    <style:style style:name="T18" style:parent-style-name="DefaultParagraphFont" style:family="text">
      <style:text-properties style:font-name="Times New Roman" fo:font-size="14pt" style:font-size-asian="14pt" style:font-size-complex="14pt"/>
    </style:style>
    <style:style style:name="T1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0" style:parent-style-name="Textbody" style:family="paragraph">
      <style:text-properties style:font-name="Times New Roman" fo:font-size="14pt" style:font-size-asian="14pt" style:font-size-complex="14pt"/>
    </style:style>
    <style:style style:name="P21" style:parent-style-name="Textbody" style:family="paragraph">
      <style:text-properties style:font-name="Times New Roman" fo:font-size="14pt" style:font-size-asian="14pt" style:font-size-complex="14pt"/>
    </style:style>
    <style:style style:name="P22" style:parent-style-name="Textbody" style:family="paragraph">
      <style:text-properties style:font-name="Times New Roman" fo:font-size="14pt" style:font-size-asian="14pt" style:font-size-complex="14pt"/>
    </style:style>
    <style:style style:name="T23" style:parent-style-name="DefaultParagraphFont" style:family="text">
      <style:text-properties style:font-name="Times New Roman" fo:font-size="14pt" style:font-size-asian="14pt" style:font-size-complex="14pt"/>
    </style:style>
    <style:style style:name="T24" style:parent-style-name="DefaultParagraphFont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5" style:parent-style-name="DefaultParagraphFont" style:family="text">
      <style:text-properties style:font-name="Times New Roman" fo:font-size="14pt" style:font-size-asian="14pt" style:font-size-complex="14pt"/>
    </style:style>
    <style:style style:name="T26" style:parent-style-name="DefaultParagraphFont" style:family="text">
      <style:text-properties style:font-name="Times New Roman" fo:font-size="14pt" style:font-size-asian="14pt" style:font-size-complex="14pt"/>
    </style:style>
    <style:style style:name="T27" style:parent-style-name="DefaultParagraphFont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8" style:parent-style-name="Textbody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9" style:parent-style-name="Textbody" style:family="paragraph"/>
    <style:style style:name="T3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2" style:parent-style-name="DefaultParagraphFont" style:family="text">
      <style:text-properties style:font-name="Times New Roman" fo:font-size="14pt" style:font-size-asian="14pt" style:font-size-complex="14pt"/>
    </style:style>
    <style:style style:name="T33" style:parent-style-name="DefaultParagraphFont" style:family="text">
      <style:text-properties style:font-name="Times New Roman" fo:font-size="14pt" style:font-size-asian="14pt" style:font-size-complex="14pt"/>
    </style:style>
    <style:style style:name="T34" style:parent-style-name="DefaultParagraphFont" style:family="text">
      <style:text-properties style:font-name="Times New Roman" fo:font-size="14pt" style:font-size-asian="14pt" style:font-size-complex="14pt"/>
    </style:style>
    <style:style style:name="T35" style:parent-style-name="DefaultParagraphFont" style:family="text">
      <style:text-properties style:font-name="Times New Roman" fo:font-size="14pt" style:font-size-asian="14pt" style:font-size-complex="14pt"/>
    </style:style>
    <style:style style:name="P36" style:parent-style-name="Textbody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7" style:parent-style-name="Textbody" style:family="paragraph">
      <style:text-properties style:font-name="Times New Roman" fo:font-size="14pt" style:font-size-asian="14pt" style:font-size-complex="14pt"/>
    </style:style>
    <style:style style:name="P38" style:parent-style-name="Textbody" style:family="paragraph">
      <style:text-properties style:font-name="Times New Roman" fo:font-size="14pt" style:font-size-asian="14pt" style:font-size-complex="14pt"/>
    </style:style>
    <style:style style:name="P39" style:parent-style-name="Textbody" style:family="paragraph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40" style:parent-style-name="Textbody" style:family="paragraph">
      <style:text-properties style:font-name="Times New Roman" fo:font-size="14pt" style:font-size-asian="14pt" style:font-size-complex="14pt"/>
    </style:style>
    <style:style style:name="T41" style:parent-style-name="DefaultParagraphFont" style:family="text">
      <style:text-properties style:font-name="Times New Roman" fo:font-size="14pt" style:font-size-asian="14pt" style:font-size-complex="14pt"/>
    </style:style>
    <style:style style:name="T42" style:parent-style-name="DefaultParagraphFont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43" style:parent-style-name="Textbody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" style:parent-style-name="Textbody" style:family="paragraph"/>
    <style:style style:name="T4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6" style:parent-style-name="Textbody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7" style:parent-style-name="Textbody" style:family="paragraph">
      <style:text-properties style:font-name="Times New Roman" fo:font-size="14pt" style:font-size-asian="14pt" style:font-size-complex="14pt"/>
    </style:style>
    <style:style style:name="T48" style:parent-style-name="DefaultParagraphFont" style:family="text">
      <style:text-properties style:font-name="Times New Roman" fo:font-size="14pt" style:font-size-asian="14pt" style:font-size-complex="14pt"/>
    </style:style>
    <style:style style:name="T4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0" style:parent-style-name="Textbody" style:family="paragraph">
      <style:text-properties style:font-name="Times New Roman" fo:font-size="14pt" style:font-size-asian="14pt" style:font-size-complex="14pt"/>
    </style:style>
    <style:style style:name="P51" style:parent-style-name="Textbody" style:family="paragraph">
      <style:text-properties style:font-name="Times New Roman" fo:font-weight="bold" style:font-weight-asian="bold" fo:font-size="14pt" style:font-size-asian="14pt" style:font-size-complex="14pt"/>
    </style:style>
    <style:style style:name="T52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53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54" style:parent-style-name="DefaultParagraphFont" style:family="text">
      <style:text-properties style:font-name="Times New Roman" fo:font-size="14pt" style:font-size-asian="14pt" style:font-size-complex="14pt"/>
    </style:style>
    <style:style style:name="P55" style:parent-style-name="Textbody" style:family="paragraph">
      <style:text-properties style:font-name="Times New Roman" fo:font-size="14pt" style:font-size-asian="14pt" style:font-size-complex="14pt"/>
    </style:style>
    <style:style style:name="P56" style:parent-style-name="Textbody" style:family="paragraph">
      <style:text-properties style:font-name="Times New Roman" fo:font-size="14pt" style:font-size-asian="14pt" style:font-size-complex="14pt"/>
    </style:style>
    <style:style style:name="P57" style:parent-style-name="Textbody" style:family="paragraph">
      <style:text-properties style:font-name="Times New Roman" fo:font-size="14pt" style:font-size-asian="14pt" style:font-size-complex="14pt"/>
    </style:style>
    <style:style style:name="P58" style:parent-style-name="Textbody" style:family="paragraph">
      <style:text-properties style:font-name="Times New Roman" fo:font-size="14pt" style:font-size-asian="14pt" style:font-size-complex="14pt"/>
    </style:style>
    <style:style style:name="P59" style:parent-style-name="Textbody" style:family="paragraph">
      <style:text-properties style:font-name="Times New Roman" fo:font-size="14pt" style:font-size-asian="14pt" style:font-size-complex="14pt"/>
    </style:style>
    <style:style style:name="P60" style:parent-style-name="Textbody" style:family="paragraph">
      <style:text-properties style:font-name="Times New Roman" fo:font-size="14pt" style:font-size-asian="14pt" style:font-size-complex="14pt"/>
    </style:style>
    <style:style style:name="P61" style:parent-style-name="Textbody" style:family="paragraph">
      <style:text-properties style:font-name="Times New Roman" fo:font-size="14pt" style:font-size-asian="14pt" style:font-size-complex="14pt"/>
    </style:style>
    <style:style style:name="P62" style:parent-style-name="Textbody" style:family="paragraph"/>
    <style:style style:name="T6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4" style:parent-style-name="Textbody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5" style:parent-style-name="Textbody" style:family="paragraph">
      <style:text-properties style:font-name="Times New Roman" fo:font-size="14pt" style:font-size-asian="14pt" style:font-size-complex="14pt"/>
    </style:style>
    <style:style style:name="P66" style:parent-style-name="Textbody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7" style:parent-style-name="Textbody" style:family="paragraph">
      <style:text-properties style:font-name="Times New Roman" fo:font-size="14pt" style:font-size-asian="14pt" style:font-size-complex="14pt"/>
    </style:style>
    <style:style style:name="P68" style:parent-style-name="Textbody" style:family="paragraph">
      <style:text-properties style:font-name="Times New Roman" fo:font-size="14pt" style:font-size-asian="14pt" style:font-size-complex="14pt"/>
    </style:style>
    <style:style style:name="P69" style:parent-style-name="Textbody" style:family="paragraph">
      <style:text-properties style:font-name="Times New Roman" fo:font-size="14pt" style:font-size-asian="14pt" style:font-size-complex="14pt"/>
    </style:style>
    <style:style style:name="T70" style:parent-style-name="DefaultParagraphFont" style:family="text">
      <style:text-properties style:font-name="Times New Roman" fo:font-size="14pt" style:font-size-asian="14pt" style:font-size-complex="14pt"/>
    </style:style>
    <style:style style:name="T71" style:parent-style-name="DefaultParagraphFont" style:family="text">
      <style:text-properties style:font-name="Times New Roman" fo:font-size="14pt" style:font-size-asian="14pt" style:font-size-complex="14pt" fo:background-color="#FFFF00"/>
    </style:style>
    <style:style style:name="T72" style:parent-style-name="DefaultParagraphFont" style:family="text">
      <style:text-properties style:font-name="Times New Roman" fo:font-size="14pt" style:font-size-asian="14pt" style:font-size-complex="14pt" fo:background-color="#FFFF00"/>
    </style:style>
    <style:style style:name="P73" style:parent-style-name="Textbody" style:family="paragraph"/>
    <style:style style:name="T7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6" style:parent-style-name="DefaultParagraphFont" style:family="text">
      <style:text-properties style:font-name="Times New Roman" fo:font-size="14pt" style:font-size-asian="14pt" style:font-size-complex="14pt"/>
    </style:style>
    <style:style style:name="T77" style:parent-style-name="DefaultParagraphFont" style:family="text">
      <style:text-properties style:font-name="Times New Roman" fo:font-size="14pt" style:font-size-asian="14pt" style:font-size-complex="14pt"/>
    </style:style>
    <style:style style:name="T78" style:parent-style-name="DefaultParagraphFont" style:family="text">
      <style:text-properties style:font-name="Times New Roman" fo:font-size="14pt" style:font-size-asian="14pt" style:font-size-complex="14pt"/>
    </style:style>
    <style:style style:name="T7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0" style:parent-style-name="DefaultParagraphFont" style:family="text">
      <style:text-properties style:font-name="Times New Roman" fo:font-size="14pt" style:font-size-asian="14pt" style:font-size-complex="14pt"/>
    </style:style>
    <style:style style:name="T81" style:parent-style-name="DefaultParagraphFont" style:family="text">
      <style:text-properties style:font-name="Times New Roman" fo:font-size="14pt" style:font-size-asian="14pt" style:font-size-complex="14pt"/>
    </style:style>
    <style:style style:name="T82" style:parent-style-name="DefaultParagraphFont" style:family="text">
      <style:text-properties style:font-name="Times New Roman" fo:font-size="14pt" style:font-size-asian="14pt" style:font-size-complex="14pt"/>
    </style:style>
    <style:style style:name="T83" style:parent-style-name="DefaultParagraphFont" style:family="text">
      <style:text-properties style:font-name="Times New Roman" fo:font-size="14pt" style:font-size-asian="14pt" style:font-size-complex="14pt"/>
    </style:style>
    <style:style style:name="T84" style:parent-style-name="DefaultParagraphFont" style:family="text">
      <style:text-properties style:font-name="Times New Roman" fo:font-size="14pt" style:font-size-asian="14pt" style:font-size-complex="14pt"/>
    </style:style>
    <style:style style:name="T85" style:parent-style-name="DefaultParagraphFont" style:family="text">
      <style:text-properties style:font-name="Times New Roman" fo:font-size="14pt" style:font-size-asian="14pt" style:font-size-complex="14pt"/>
    </style:style>
    <style:style style:name="T86" style:parent-style-name="DefaultParagraphFont" style:family="text">
      <style:text-properties style:font-name="Times New Roman" fo:font-size="14pt" style:font-size-asian="14pt" style:font-size-complex="14pt"/>
    </style:style>
    <style:style style:name="T8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8" style:parent-style-name="DefaultParagraphFont" style:family="text">
      <style:text-properties style:font-name="Times New Roman" fo:font-size="14pt" style:font-size-asian="14pt" style:font-size-complex="14pt"/>
    </style:style>
    <style:style style:name="T89" style:parent-style-name="DefaultParagraphFont" style:family="text">
      <style:text-properties style:font-name="Times New Roman" fo:font-size="14pt" style:font-size-asian="14pt" style:font-size-complex="14pt"/>
    </style:style>
    <style:style style:name="T90" style:parent-style-name="DefaultParagraphFont" style:family="text">
      <style:text-properties style:font-name="Times New Roman" fo:font-size="14pt" style:font-size-asian="14pt" style:font-size-complex="14pt"/>
    </style:style>
    <style:style style:name="T9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2" style:parent-style-name="DefaultParagraphFont" style:family="text">
      <style:text-properties style:font-name="Times New Roman" fo:font-size="14pt" style:font-size-asian="14pt" style:font-size-complex="14pt"/>
    </style:style>
    <style:style style:name="T93" style:parent-style-name="DefaultParagraphFont" style:family="text">
      <style:text-properties style:font-name="Times New Roman" fo:font-size="14pt" style:font-size-asian="14pt" style:font-size-complex="14pt"/>
    </style:style>
    <style:style style:name="P94" style:parent-style-name="Textbody" style:family="paragraph"/>
    <style:style style:name="T95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96" style:parent-style-name="DefaultParagraphFont" style:family="text">
      <style:text-properties style:font-name="Times New Roman" fo:font-weight="bold" style:font-weight-asian="bold" fo:color="#FF0000" fo:font-size="14pt" style:font-size-asian="14pt" style:font-size-complex="14pt" fo:background-color="#FFFF00"/>
    </style:style>
    <style:style style:name="P97" style:parent-style-name="Textbody" style:family="paragraph">
      <style:text-properties style:font-name="Times New Roman" fo:font-size="14pt" style:font-size-asian="14pt" style:font-size-complex="14pt"/>
    </style:style>
    <style:style style:name="T98" style:parent-style-name="DefaultParagraphFont" style:family="text">
      <style:text-properties style:font-name="Times New Roman" fo:font-weight="bold" style:font-weight-asian="bold" fo:color="#FF0000" fo:font-size="14pt" style:font-size-asian="14pt" style:font-size-complex="14pt" fo:background-color="#FFFF00"/>
    </style:style>
    <style:style style:name="T99" style:parent-style-name="DefaultParagraphFont" style:family="text">
      <style:text-properties style:font-name="Times New Roman" fo:font-weight="bold" style:font-weight-asian="bold" fo:color="#FF0000" fo:font-size="14pt" style:font-size-asian="14pt" style:font-size-complex="14pt"/>
    </style:style>
    <style:style style:name="P100" style:parent-style-name="Textbody" style:family="paragraph">
      <style:text-properties style:font-name="Times New Roman" fo:font-size="14pt" style:font-size-asian="14pt" style:font-size-complex="14pt"/>
    </style:style>
    <style:style style:name="T101" style:parent-style-name="DefaultParagraphFont" style:family="text">
      <style:text-properties style:font-name="Times New Roman" fo:font-weight="bold" style:font-weight-asian="bold" fo:color="#FF0000" fo:font-size="14pt" style:font-size-asian="14pt" style:font-size-complex="14pt" fo:background-color="#FFFF00"/>
    </style:style>
    <style:style style:name="P102" style:parent-style-name="Textbody" style:family="paragraph">
      <style:text-properties style:font-name="Times New Roman" fo:font-size="14pt" style:font-size-asian="14pt" style:font-size-complex="14pt"/>
    </style:style>
    <style:style style:name="P103" style:parent-style-name="Textbody" style:family="paragraph"/>
    <style:style style:name="T104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105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P106" style:parent-style-name="Normal" style:family="paragraph">
      <style:paragraph-properties fo:widows="2" fo:orphans="2" style:vertical-align="auto" fo:margin-bottom="0.0416in" fo:margin-right="-0.0833in" fo:background-color="#FFFFFF"/>
      <style:text-properties style:font-name="Times New Roman" style:font-name-asian="Times New Roman" style:font-name-complex="Times New Roman" fo:color="#1D1C1D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07" style:parent-style-name="Normal" style:family="paragraph">
      <style:paragraph-properties fo:widows="2" fo:orphans="2" style:vertical-align="auto" fo:margin-bottom="0.0416in" fo:margin-right="-0.0833in" fo:background-color="#FFFFFF"/>
      <style:text-properties style:font-name="Times New Roman" style:font-name-asian="Times New Roman" style:font-name-complex="Times New Roman" fo:color="#1D1C1D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08" style:parent-style-name="Normal" style:family="paragraph">
      <style:paragraph-properties fo:widows="2" fo:orphans="2" style:vertical-align="auto" fo:margin-bottom="0.25in" fo:margin-right="-0.0833in" fo:background-color="#FFFFFF"/>
      <style:text-properties style:font-name="Times New Roman" style:font-name-asian="Times New Roman" style:font-name-complex="Times New Roman" fo:color="#1D1C1D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09" style:parent-style-name="Normal" style:family="paragraph">
      <style:paragraph-properties fo:widows="2" fo:orphans="2" style:vertical-align="auto" fo:margin-bottom="0.25in" fo:margin-right="-0.0833in" fo:background-color="#FFFFFF"/>
      <style:text-properties style:font-name="Times New Roman" style:font-name-asian="Times New Roman" style:font-name-complex="Times New Roman" fo:font-weight="bold" style:font-weight-asian="bold" fo:color="#1D1C1D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10" style:parent-style-name="Normal" style:family="paragraph">
      <style:paragraph-properties fo:widows="2" fo:orphans="2" style:vertical-align="auto" fo:margin-bottom="0.25in" fo:margin-right="-0.0833in" fo:background-color="#FFFFFF"/>
      <style:text-properties style:font-name="Times New Roman" style:font-name-asian="Times New Roman" style:font-name-complex="Times New Roman" fo:color="#1D1C1D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T111" style:parent-style-name="DefaultParagraphFont" style:family="text">
      <style:text-properties style:font-name="Times New Roman" style:font-name-asian="Times New Roman" style:font-name-complex="Times New Roman" fo:color="#1D1C1D" style:letter-kerning="false" fo:font-size="14pt" style:font-size-asian="14pt" style:font-size-complex="14pt" style:language-asian="en" style:country-asian="US" style:language-complex="ar" style:country-complex="SA"/>
    </style:style>
    <style:style style:name="T112" style:parent-style-name="DefaultParagraphFont" style:family="text">
      <style:text-properties style:font-name="Times New Roman" style:font-name-asian="Times New Roman" style:font-name-complex="Times New Roman" fo:color="#1D1C1D" style:letter-kerning="false" fo:font-size="14pt" style:font-size-asian="14pt" style:font-size-complex="14pt" style:language-asian="en" style:country-asian="US" style:language-complex="ar" style:country-complex="SA"/>
    </style:style>
    <style:style style:name="P113" style:parent-style-name="Normal" style:family="paragraph">
      <style:text-properties style:font-name="Times New Roman" style:font-name-asian="Times New Roman" style:font-name-complex="Times New Roman" fo:color="#1D1C1D" style:letter-kerning="false" fo:font-size="14pt" style:font-size-asian="14pt" style:font-size-complex="14pt" style:language-asian="en" style:country-asian="US" style:language-complex="ar" style:country-complex="SA"/>
    </style:style>
    <style:style style:name="P114" style:parent-style-name="Normal" style:family="paragraph">
      <style:text-properties style:font-name="Times New Roman" style:font-name-asian="Times New Roman" style:font-name-complex="Times New Roman" fo:color="#1D1C1D" style:letter-kerning="false" fo:font-size="14pt" style:font-size-asian="14pt" style:font-size-complex="14pt" style:language-asian="en" style:country-asian="US" style:language-complex="ar" style:country-complex="SA"/>
    </style:style>
    <style:style style:name="P115" style:parent-style-name="Normal" style:family="paragraph">
      <style:paragraph-properties fo:widows="2" fo:orphans="2" style:vertical-align="auto" fo:margin-bottom="0.25in" fo:margin-right="-0.0833in" fo:background-color="#FFFFFF"/>
      <style:text-properties style:font-name="Times New Roman" style:font-name-asian="Times New Roman" style:font-name-complex="Times New Roman" fo:color="#1D1C1D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16" style:parent-style-name="Textbody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Logs</text:p>
      <text:p text:style-name="P5">How to write logs:</text:p>
      <text:list text:style-name="LFO1" text:continue-numbering="true">
        <text:list-item>
          <text:p text:style-name="P6">To find count [wc for counting, grep is used for selecting a particular word]</text:p>
        </text:list-item>
      </text:list>
      <text:p text:style-name="Textbody"><text:span text:style-name="T7"><text:s/></text:span><text:span text:style-name="T8"><text:tab/>→<text:s/></text:span><text:span text:style-name="T9">cat /usr/appserver/WiCoReServer72/standalone/log/server.log | grep 'ClickRD]52' |<text:s/></text:span><text:span text:style-name="T10">wc -l</text:span></text:p>
      <text:p text:style-name="P11"/>
      <text:list text:style-name="LFO2" text:continue-numbering="true">
        <text:list-item>
          <text:p text:style-name="P12"><text:span text:style-name="T13">For splitting<text:s/></text:span><text:span text:style-name="T14"><text:tab/>[here awk is used for splitting the log]</text:span></text:p>
        </text:list-item>
      </text:list>
      <text:p text:style-name="P15"><text:tab/><text:s/>→ cat /usr/appserver/WiCoReServer72/standalone/log/server.log | grep 'ClickRD]52' | awk '{print $2}'</text:p>
      <text:p text:style-name="P16"><text:tab/>→ Here awk '{print $2}' is used to split and print the data after spaces. It means here space is the dividing entity between sentences and $2 represents the second word after space.</text:p>
      <text:p text:style-name="Textbody"><text:span text:style-name="T17"><text:s/></text:span><text:span text:style-name="T18"><text:tab/></text:span><text:span text:style-name="T19">for eg:</text:span></text:p>
      <text:p text:style-name="P20"><text:tab/>103.75.249.33 - - [16/Oct/2021:06:47:29 +0530] "GET /WiPay/vodafone/sms?MSG=GLAPP+UNLOCK+V006+YH64+6596+28375+4385+EN+28&amp;MNO=919984816114&amp;CIRCLE=UPEAST&amp;TELCO=Vodafone HTTP/1.1" 200 t8oINkQFGRPkagcMTjBNBdFE.undefined 77 1627 http--0.0.0.0-80-115 - - - - - -</text:p>
      <text:p text:style-name="P21"><text:tab/>→ In the above example we can split the words by using spaces. The command is “awk '{print $2}'” <text:s/>which prints <text:s text:c="3"/>'-'.</text:p>
      <text:p text:style-name="P22"><text:tab/>→ If we write awk '{print $7}'” which prints</text:p>
      <text:p text:style-name="Textbody"><text:span text:style-name="T23"><text:tab/><text:s/></text:span><text:span text:style-name="T24">/WiPay/GetMSISDN?mid=182&amp;rdu=http%3A%2F%2F182.18.180.100%2Fcms%2Fmp%2F%3Fpid%3D1%26gid%3D123%26ctg%3DVideoSubsLbal%26ts%3D17170651c%26pmno%3DBt3RTKXVcxmRplneoZ5vDF%252FvJHrBkoe0DG2tn5czaEU%253D&amp;sign=308073b7fc5be4be27d99e840f77a6d9.</text:span></text:p>
      <text:p text:style-name="Textbody"><text:span text:style-name="T25"><text:tab/>→ If<text:s/></text:span><text:span text:style-name="T26">we write awk '{print $8}'” which prints<text:s/></text:span><text:span text:style-name="T27">HTTP/1.1"</text:span></text:p>
      <text:p text:style-name="P28"/>
      <text:list text:style-name="LFO2" text:continue-numbering="true">
        <text:list-item>
          <text:p text:style-name="P29"><text:span text:style-name="T30">For grouping</text:span><text:span text:style-name="T31"><text:tab/>[sort and uniq for sorting and grouping the common data into a single data]</text:span></text:p>
        </text:list-item>
      </text:list>
      <text:p text:style-name="Textbody"><text:span text:style-name="T32"><text:tab/><text:s/>→ cat /usr/appserver/WiCoReServer72/standalone/log/server.log | grep<text:s/></text:span><text:soft-page-break/><text:span text:style-name="T33">'ClickRD]52' | awk '{print $2}' | awk -F ':'<text:s/></text:span><text:span text:style-name="T34">'{print $1}' | sort -n | uniq -c</text:span></text:p>
      <text:p text:style-name="Textbody"><text:span text:style-name="T35"><text:tab/>→ Here awk -F ':' '{print $1}' represents, instead of space we can take any character that is present in the log as dividing entity. So, here ':' acts as dividing entity.</text:span></text:p>
      <text:p text:style-name="P36"><text:tab/>For eg:</text:p>
      <text:p text:style-name="P37"><text:tab/>103.75.249.33 - - [16/Oct/2021:06:47:29 +0530] "GET /WiPay/vodafone/sms?MSG=GLAPP+UNLOCK+V006+YH64+6596+28375+4385+EN+28&amp;MNO=919984816114&amp;CIRCLE=UPEAST&amp;TELCO=Vodafone HTTP/1.1" 200 t8oINkQFGRPkagcMTjBNBdFE.undefined 77 1627 http--0.0.0.0-80-115 - - - - - -</text:p>
      <text:p text:style-name="P38">In the above example, if we write awk -F<text:s/>':' '{print $1}' it will print</text:p>
      <text:p text:style-name="P39">103.75.249.33 - - [16/Oct/2021</text:p>
      <text:p text:style-name="P40">or if we write</text:p>
      <text:p text:style-name="Textbody"><text:span text:style-name="T41">awk -F '&amp;' '{print $2}' then it will print<text:s/></text:span><text:span text:style-name="T42">MNO=919984816114.</text:span></text:p>
      <text:p text:style-name="P43"/>
      <text:list text:style-name="LFO3" text:continue-numbering="true">
        <text:list-item>
          <text:p text:style-name="P44"><text:span text:style-name="T45">For retrieving the data in the order of count | hour |circle. [commands]</text:span></text:p>
        </text:list-item>
      </text:list>
      <text:p text:style-name="P46"><text:tab/>→ 13 server:</text:p>
      <text:p text:style-name="P47"><text:tab/><text:s/>zcat<text:s/>/data2/AccessLog_BKP/nwsrv2_Accesslogs/88_logs/access_log.2021-09-01.gz | grep '/vodafone/sm' | awk '{print $4"&amp;"$7}' | awk -F'&amp;' '{print $1":"$4}' | awk -F':' '{print $2":"$5}' | awk -F':CIRCLE=' '{print $1" "$2}' | sort -n | uniq -c</text:p>
      <text:p text:style-name="Textbody"><text:span text:style-name="T48"><text:tab/>→<text:s/></text:span><text:span text:style-name="T49">152 server:</text:span></text:p>
      <text:p text:style-name="P50"><text:tab/>zcat<text:s/>/usr/appserver/WiCoReServer88/standalone/log/TestAccessLog/access_log.2021-09-30 | grep '/vodafone/sm' | awk '{print $4"&amp;"$7}' | awk -F'&amp;' '{print $1":"$4}' | awk -F':' '{print $2":"$5}' | awk -F':CIRCLE=' '{print $1" "$2}' | sort -n | uniq –c</text:p>
      <text:p text:style-name="P51"/>
      <text:p text:style-name="Textbody"><text:span text:style-name="T52">combination</text:span><text:span text:style-name="T53"><text:s/>of <text:s/>two servers</text:span><text:span text:style-name="T54">:</text:span></text:p>
      <text:p text:style-name="P55"/>
      <text:p text:style-name="P56">zcat /data2/AccessLog_BKP/nwsrv[24]_Accesslogs/access_log.2021-12-18.gz | grep '20211218133025G86241528X\|860e4adb347b8de9108ef00749dc50b9\|211218190425420379'</text:p>
      <text:p text:style-name="P57"/>
      <text:p text:style-name="P58"><text:tab/>→ If we cannot find the logs in 13 server by using the above command, then<text:s/>we can go for the command in 152 server which can also be executed for 13 server to retrieve the logs from 13 sever.</text:p>
      <text:p text:style-name="P59"><text:tab/>→ Here nwsrv2 refers 13 server, nwsrv4 refers 152 server. Whereas nwsrv1 refers 186 server.</text:p>
      <text:p text:style-name="P60"><text:tab/>→ The difference between zcat and cat is, zcat is used to fetch previous days logs whereas cat is used to fetch present day log.</text:p>
      <text:p text:style-name="P61"/>
      <text:list text:style-name="LFO4" text:continue-numbering="true">
        <text:list-item>
          <text:p text:style-name="P62"><text:span text:style-name="T63">For retrieving the data in the order of Nodes | counts. [commands]</text:span></text:p>
        </text:list-item>
      </text:list>
      <text:p text:style-name="P64"><text:tab/>→ for 55321</text:p>
      <text:p text:style-name="P65"><text:tab/>zcat /data2/Server_LOG_BKP/nwsrv[24]_logs/server.log.2021-09-01.gz | grep 'idea_54767_front]104' | grep '&gt;55321&lt;' | awk -F'routerSMSNode' <text:s/>'{print $2}' | awk -F'@' '{print $1}' | sort -n | uniq -c</text:p>
      <text:p text:style-name="P66"><text:tab/>→ for 54767</text:p>
      <text:p text:style-name="P67"><text:tab/>zcat /data2/Server_LOG_BKP/nwsrv[24]_logs/server.log.2021-09-01.gz | grep 'idea_54767_front]104' | grep '&gt;54767&lt;' | awk -F'routerSMSNode' <text:s/>'{print $2}' | awk -F'@' '{print $1}' | sort -n | uniq -c</text:p>
      <text:p text:style-name="P68"/>
      <text:p text:style-name="P69"><text:tab/>→ Here nwsrv[24] represents the combination of both the 13 &amp; 152 server. It gives the total no. of counts from both the servers and equals to nodes.</text:p>
      <text:p text:style-name="Textbody"><text:span text:style-name="T70"><text:tab/>→<text:s/></text:span><text:span text:style-name="T71">Here server logs are different from<text:s/></text:span><text:span text:style-name="T72">access logs, access logs can be defined as requests received from users. Whereas server logs are based on code and program [for eg: log.info(), System.out.println() etc.,]</text:span></text:p>
      <text:list text:style-name="LFO4" text:continue-numbering="true">
        <text:list-item>
          <text:p text:style-name="P73"><text:span text:style-name="T74">For retrieving the data from Bemobi User wise response from Paytm:</text:span></text:p>
        </text:list-item>
      </text:list>
      <text:p text:style-name="Textbody"><text:span text:style-name="T75">→<text:s/></text:span><text:span text:style-name="T76">Here in order t</text:span><text:span text:style-name="T77">o get the data from the logs, we use server logs(log.info) .</text:span></text:p>
      <text:p text:style-name="Textbody"><text:span text:style-name="T78">→ First of all, we have to search the data based on userid(gmail), using grep. Sometimes we get the paytm response directly from<text:s/></text:span><text:span text:style-name="T79">[Paytm-SubCB] 480</text:span><text:span text:style-name="T80">(line number). The command is</text:span></text:p>
      <text:soft-page-break/>
      <text:p text:style-name="Textbody"><text:span text:style-name="T81">zcat /usr/appserver</text:span><text:span text:style-name="T82">/WiCoReServer/standalone/log/server.log.2021-10-26 | grep<text:s/></text:span><text:a xlink:href="mailto:'sachindwivedi941542@gmail.com" office:target-frame-name="_top" xlink:show="replace"><text:span text:style-name="T83">'sachindwivedi941542@gmail.com</text:span></text:a><text:span text:style-name="T84">'</text:span></text:p>
      <text:p text:style-name="Textbody"><text:span text:style-name="T85">→ Sometimes we only get sub-id like this "subscriptionId":"100299771306", then <text:s/>again we have to search using<text:s/></text:span><text:span text:style-name="T86">that value. Here sub-id can be found<text:s/></text:span><text:span text:style-name="T87">[PaytmUtil]411</text:span><text:span text:style-name="T88">. The command is</text:span></text:p>
      <text:p text:style-name="Textbody"><text:span text:style-name="T89">zcat /usr/appserver/WiCoReServer/standalone/log/server.log.2021-10-26 | grep '100299771306'.</text:span></text:p>
      <text:p text:style-name="Textbody"><text:span text:style-name="T90">→<text:s/></text:span><text:span text:style-name="T91">Note:<text:s/></text:span><text:span text:style-name="T92">We have to search in both the servers. If we find sub-id in 13 server and if we are not</text:span><text:span text:style-name="T93"><text:s/>able to find the response from the same server, then we have to search in 152 server with the same sub-id and vice versa.</text:span></text:p>
      <text:list text:style-name="LFO5" text:continue-numbering="true">
        <text:list-item>
          <text:p text:style-name="P94"><text:span text:style-name="T95">To Copy a file from one location to another location in server:</text:span></text:p>
        </text:list-item>
      </text:list>
      <text:p text:style-name="Textbody"><text:span text:style-name="T96">syntax</text:span></text:p>
      <text:p text:style-name="P97">$ cp source directory[file to be copied from] <text:s/>destination directory[file to be copied to]</text:p>
      <text:p text:style-name="Textbody"><text:span text:style-name="T98">Eg:1</text:span><text:span text:style-name="T99"><text:s/></text:span></text:p>
      <text:p text:style-name="P100"><text:s/>cp /usr/appserver/WiPayOperatorSMSCallbackQueueMO/cbm.jar /home/brahmini/Deployments/cbm/2021-12-30/</text:p>
      <text:p text:style-name="Textbody"><text:span text:style-name="T101">Eg:2</text:span></text:p>
      <text:p text:style-name="P102">cp /usr/appserver/WiCoReServer/standalone/deployments/WiPay.war /home/brahmini/Deployments/WiPay/2021-12-30/<text:s/></text:p>
      <text:list text:style-name="LFO5" text:continue-numbering="true">
        <text:list-item>
          <text:p text:style-name="P103"><text:span text:style-name="T104">To find the logs of a user in different servers:</text:span></text:p>
        </text:list-item>
      </text:list>
      <text:p text:style-name="Textbody"><text:span text:style-name="T105">Server log:</text:span></text:p>
      <text:p text:style-name="P106">zcat /data2/Server_LOG_BKP/nwsrv[24]_logs/server.log.2022-01-28.gz | grep '9822003837\|WIHPGM012'</text:p>
      <text:p text:style-name="P107">zcat /data2/Server_LOG_BKP/nwsrv[24]_logs/77_logs/server.log.2022-01-28.gz | grep '9822003837\|WIHPGM012'</text:p>
      <text:p text:style-name="P108">zcat /data2/Server_LOG_BKP/nwsrv[24]_logs/88_logs/server.log.2022-01-28.gz | grep '9822003837\|WIHPGM012'</text:p>
      <text:p text:style-name="P109">Access Log:</text:p>
      <text:soft-page-break/>
      <text:p text:style-name="P110">zcat /data2/AccessLog_BKP/nwsrv[24]_Accesslogs/88_logs/access_log.2022-01-28.gz | grep '/vi/smsmo\|ViFront'</text:p>
      <text:p text:style-name="Normal"><text:span text:style-name="T111">zcat /data2/AccessLog_BKP/nwsrv[24]_Accesslogs/77_logs/access_log.2022-01-28.gz | grep '/vi/smsmo\|ViFront'</text:span><text:s/><text:span text:style-name="T112">zcat<text:s/></text:span></text:p>
      <text:p text:style-name="P113"/>
      <text:p text:style-name="P114">zcat<text:s/>/data2/AccessLog_BKP/nwsrv[24]_Accesslogs/access_log.2022-01-28.gz | grep '/vi/smsmo\|ViFront'</text:p>
      <text:p text:style-name="P115"/>
      <text:p text:style-name="P116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83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-message_list__unread_divider__label" style:display-name="c-message_list__unread_divider__label" style:family="text" style:parent-style-name="DefaultParagraphFont"/>
    <style:style style:name="c-message__sender" style:display-name="c-message__sende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-timestamp__label" style:display-name="c-timestamp__label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fo:color="#000000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/>
        <style:text-properties style:font-name="Wingdings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">
        <style:list-level-properties/>
        <style:text-properties style:font-name="Wingdings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">
        <style:list-level-properties/>
        <style:text-properties style:font-name="Wingdings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fo:color="#800000"/>
    </style:style>
    <style:style style:name="T3" style:parent-style-name="DefaultParagraphFont" style:family="text">
      <style:text-properties fo:color="#800000"/>
    </style:style>
    <style:style style:name="T4" style:parent-style-name="DefaultParagraphFont" style:family="text">
      <style:text-properties fo:color="#9966CC"/>
    </style:style>
  </office:automatic-styles>
  <office:master-styles>
    <style:master-page style:name="MP0" style:page-layout-name="PL0">
      <style:footer>
        <text:p text:style-name="Footer"><text:span text:style-name="T2"><text:tab/></text:span><text:span text:style-name="T3"><text:tab/></text:span><text:span text:style-name="T4">Document By Brahmin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Brahmini Boina</meta:initial-creator>
    <dc:creator>Brahmini Boina</dc:creator>
    <meta:creation-date>2021-10-18T15:34:00Z</meta:creation-date>
    <dc:date>2022-01-31T08:58:00Z</dc:date>
    <meta:template xlink:href="Normal" xlink:type="simple"/>
    <meta:editing-cycles>10</meta:editing-cycles>
    <meta:editing-duration>PT24480S</meta:editing-duration>
    <meta:document-statistic meta:page-count="5" meta:paragraph-count="12" meta:word-count="931" meta:character-count="6230" meta:row-count="44" meta:non-whitespace-character-count="5311"/>
  </office:meta>
</office:document-meta>
</file>